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24-08-20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22-09-07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20-09-2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18-08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16-08-25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14-07-15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12-07-31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11-07-13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10-07-21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9-07-2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8-07-29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7-07-17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6-08-02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6-03-1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5-07-2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5-05-17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5-03-1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5-01-19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4-11-08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4-08-3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4-07-27 0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4-05-13 0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2004-01-23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40120473201</text:p>
          </table:table-cell>
          <table:table-cell office:value-type="string" calcext:value-type="string">
            <text:p>1994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